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/>
    <style:font-face style:name="Tahoma2" svg:font-family="Tahoma"/>
    <style:font-face style:name="Times New Roman1" svg:font-family="'Times New Roman', serif"/>
    <style:font-face style:name="Arial1" svg:font-family="Arial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G Mincho Light J" svg:font-family="'HG Mincho Light J', 'MS Gothic', HG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Arial2" fo:font-size="10pt" fo:font-weight="normal" style:font-weight-asian="normal" style:font-weight-complex="normal"/>
    </style:style>
    <style:style style:name="P3" style:family="paragraph" style:parent-style-name="Standard">
      <style:text-properties fo:color="#000000" fo:font-size="12pt" fo:font-weight="normal"/>
    </style:style>
    <style:style style:name="P4" style:family="paragraph" style:parent-style-name="Standard">
      <style:paragraph-properties fo:line-height="150%"/>
      <style:text-properties fo:color="#000000" fo:font-size="12pt" fo:font-weight="normal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fo:color="#ff0000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150%"/>
      <style:text-properties style:use-window-font-color="true" fo:font-size="12pt" fo:font-weight="normal"/>
    </style:style>
    <style:style style:name="P9" style:family="paragraph" style:parent-style-name="Text_20_body">
      <style:text-properties fo:language="es" fo:country="ES" fo:font-weight="normal" style:font-weight-asian="normal" style:font-weight-complex="normal"/>
    </style:style>
    <style:style style:name="P10" style:family="paragraph" style:parent-style-name="Text_20_body">
      <style:text-properties fo:color="#000000"/>
    </style:style>
    <style:style style:name="P11" style:family="paragraph" style:parent-style-name="Text_20_body">
      <style:text-properties style:use-window-font-color="true" fo:font-weight="normal" style:font-weight-asian="normal" style:font-weight-complex="normal"/>
    </style:style>
    <style:style style:name="P12" style:family="paragraph" style:parent-style-name="Text_20_body">
      <style:paragraph-properties fo:line-height="150%"/>
    </style:style>
    <style:style style:name="T1" style:family="text">
      <style:text-properties style:font-name="Times New Roman1" fo:font-size="12pt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ize="12pt" fo:font-weight="normal"/>
    </style:style>
    <style:style style:name="T6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/>
    </style:style>
    <style:style style:name="T8" style:family="text">
      <style:text-properties style:font-size-asian="12pt"/>
    </style:style>
    <style:style style:name="T9" style:family="text">
      <style:text-properties style:font-size-complex="12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font-weight-asian="normal" style:font-weight-complex="normal"/>
    </style:style>
    <style:style style:name="T12" style:family="text">
      <style:text-properties style:use-window-font-color="true" fo:background-color="transparent"/>
    </style:style>
    <style:style style:name="T13" style:family="text">
      <style:text-properties fo:font-weight="normal"/>
    </style:style>
    <style:style style:name="T14" style:family="text">
      <style:text-properties style:font-weight-asian="normal"/>
    </style:style>
    <style:style style:name="T15" style:family="text">
      <style:text-properties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SSGIS 2011 (Workshop)</text:p>
      <text:p text:style-name="Standard"/>
      <text:p text:style-name="P1">Titel</text:p>
      <text:p text:style-name="P2"/>
      <text:p text:style-name="P11">Einführung in gvSIG 1.10 mit Sextante 0.6 (Toolbox für Vektor und Raster Funktionalitäten) und NavTable (Arbeiten mit Formularen)</text:p>
      <text:p text:style-name="P7"><text:s/></text:p>
      <text:p text:style-name="P1"><text:span text:style-name="T1">Workshopleiter</text:span> </text:p>
      <text:p text:style-name="P1"/>
      <text:p text:style-name="P10">Ruth Schönbuchner &lt;ruth.schoenbuchner@csgis.de&gt;</text:p>
      <text:p text:style-name="P9">José <text:s/>Canalejo &lt;jose.canalejo@csgis.de&gt;</text:p>
      <text:p text:style-name="Standard"/>
      <text:p text:style-name="P1"><text:span text:style-name="T1">Kurzbeschreibung</text:span> </text:p>
      <text:p text:style-name="P3"/>
      <text:p text:style-name="P4">gvSIG in der stabilen Version 1.10 ist ein leistungsstarkes <text:span text:style-name="T10">Open Source </text:span>DesktopGIS.</text:p>
      <text:p text:style-name="P4">Die aktuelle Version wurde um zahlreiche neue GIS- Funktionen erweitert.</text:p>
      <text:p text:style-name="P4">Wesentliche Neuerungen sind die <text:span text:style-name="T11">Integration</text:span> von Sextante 0.6 (<text:span text:style-name="T10">die Arbeit mit GRASS wird ermöglicht)</text:span> und der NavTable – Erweiterung. </text:p>
      <text:p text:style-name="P4">Beschriftung und Symbologie wurden erheblich verbessert, so wurde z.B. der Symboleditor um neue Legendentypen, wie Torten- und Balkendiagramme ergänzt. <text:span text:style-name="T10">Diese Funktionalitäten wurden im Rahmen der Anwendung von gvSIG in deutschen Projekten finanziert und entwickelt.</text:span></text:p>
      <text:p text:style-name="P4">Neue Editierfunktionen ermöglichen das Teilen, Vereinen und Autocomplete von Geometrien. </text:p>
      <text:p text:style-name="P4">Quick- Info und Quick- Druck ermöglichen die schnelle Informationsgewinnung von Attributwerten als Tooltip sowie eine skizzenhafte Druckausgabe durch ein integriertes Template. </text:p>
      <text:p text:style-name="P4">Verbesserungen bzgl. der vorherigen Version, Bugfixing bestehender Probleme wurden in dieser Version umgesetzt.</text:p>
      <text:p text:style-name="P5"><text:span text:style-name="T5">Eine komfortable</text:span> Erweiterung zur Übersetzung von Sprachpaketen ermöglicht die einfache Aktualisierung der Benutzeroberfläche in verschiedene Sprachen. <text:span text:style-name="T10">Die Übersetzung der deutschen Oberfläche wird laufend aktualisiert und verbessert.</text:span></text:p>
      <text:p text:style-name="P5">Mit Sextante stehen in gvSIG nun 300 Algorithmen zur Vektor- und Rasterdatenverarbeitung zur Verfügung, inkl. GRASS könnte sich der Funktionsumfang auf ~500 Algorithmen erweitern. NavTable bietet eine Formularkomponente, indem sich Attributwerte sinnvoll organisiert darstellen, <text:span text:style-name="T12">editieren</text:span>, abfragen und mit der Ansicht verknüpfen lassen. </text:p>
      <text:p text:style-name="P8">Die Version ist kompatibel mit Windows Vista und Windows 7 und wurde angepasst an Java Runtime Environment JVM 1.6 (auch kompatibel mit JVM 1.5).</text:p>
      <text:p text:style-name="P4">Der Workshop gibt einen Überblick über die neuen Softwarekomponenten, an einem praktischen Beispiel werden die Neuerungen der Software live demonstriert. </text:p>
      <text:p text:style-name="P4">Download gvSIG stabil: </text:p>
      <text:p text:style-name="P4"><text:a xlink:type="simple" xlink:href="http://www.gvsig.org/">http://www.gvsig.org</text:a></text:p>
      <text:p text:style-name="P6"><text:soft-page-break/></text:p>
      <text:p text:style-name="P1">Ansprechpartner</text:p>
      <text:p text:style-name="P1"/>
      <text:p text:style-name="P12"><text:span text:style-name="T6">CSGIS<text:line-break/>Ruth Schönbuchner<text:line-break/></text:span><text:span text:style-name="T3">Innere Wiener Straße 32<text:line-break/>80798 München<text:line-break/>Telf.: 0049/(0)89 51719945<text:line-break/>Mobil: 0049/(0)178 6931412<text:line-break/>Email: </text:span><text:a xlink:type="simple" xlink:href="mailto:ruth.schoenbuchner@csgis.de"><text:span text:style-name="T3">ruth.schoenbuchner@csgis.de</text:span></text:a><text:span text:style-name="T3"> </text:span><text:line-break/></text:p>
      <text:p text:style-name="P12">Foss Academy</text:p>
      <text:p text:style-name="P12"><text:a xlink:type="simple" xlink:href="http://www.foss-academy.eu/">http://www.foss-academy.eu/</text:a></text:p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Tahoma2" svg:font-family="Tahoma"/>
    <style:font-face style:name="Times New Roman1" svg:font-family="'Times New Roman', serif"/>
    <style:font-face style:name="Arial1" svg:font-family="Arial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G Mincho Light J" svg:font-family="'HG Mincho Light J', 'MS Gothic', HG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1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/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Predeterminado_7e_LT_7e_Gliederung_20_1" style:display-name="Predeterminado~LT~Gliederung 1" style:family="paragraph">
      <style:paragraph-properties fo:margin-left="0.947cm" fo:margin-right="0cm" fo:margin-top="0.282cm" fo:margin-bottom="0cm" fo:line-height="95%" fo:text-align="start" style:justify-single-word="false" fo:text-indent="0cm" style:auto-text-indent="false" style:text-autospace="none">
        <style:tab-stops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58cm" fo:margin-right="0cm" fo:margin-top="0.245cm" fo:margin-bottom="0cm" fo:text-indent="0cm" style:auto-text-indent="false">
        <style:tab-stops>
          <style:tab-stop style:position="-1.623cm"/>
          <style:tab-stop style:position="-0.374cm"/>
          <style:tab-stop style:position="0.873cm"/>
          <style:tab-stop style:position="2.122cm"/>
          <style:tab-stop style:position="3.369cm"/>
          <style:tab-stop style:position="4.618cm"/>
          <style:tab-stop style:position="5.865cm"/>
          <style:tab-stop style:position="7.114cm"/>
          <style:tab-stop style:position="8.361cm"/>
          <style:tab-stop style:position="9.61cm"/>
          <style:tab-stop style:position="10.857cm"/>
          <style:tab-stop style:position="12.106cm"/>
          <style:tab-stop style:position="13.353cm"/>
          <style:tab-stop style:position="14.6cm"/>
          <style:tab-stop style:position="15.849cm"/>
          <style:tab-stop style:position="17.097cm"/>
          <style:tab-stop style:position="18.344cm"/>
          <style:tab-stop style:position="19.593cm"/>
          <style:tab-stop style:position="20.84cm"/>
          <style:tab-stop style:position="22.089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2.607cm"/>
          <style:tab-stop style:position="-1.358cm"/>
          <style:tab-stop style:position="-0.111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98cm"/>
          <style:tab-stop style:position="-2.651cm"/>
          <style:tab-stop style:position="-1.402cm"/>
          <style:tab-stop style:position="-0.155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95%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HG Mincho Light J" fo:font-size="44pt" fo:font-style="normal" fo:text-shadow="none" style:text-underline-style="none" fo:font-weight="normal" style:font-name-asian="HG Mincho Light J" style:font-size-asian="44pt" style:font-style-asian="normal" style:font-weight-asian="normal" style:font-name-complex="HG Mincho Light J" style:font-size-complex="44pt" style:font-style-complex="normal" style:font-weight-complex="normal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95%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redeterminado_7e_LT_7e_Hintergrundobjekte" style:display-name="Predeterminado~LT~Hintergrundobjekte" style:family="paragraph">
      <style:paragraph-properties style:text-autospace="none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fo:line-height="95%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HG Mincho Light J" fo:font-size="44pt" fo:font-style="normal" fo:text-shadow="none" style:text-underline-style="none" fo:font-weight="normal" style:font-name-asian="HG Mincho Light J" style:font-size-asian="44pt" style:font-style-asian="normal" style:font-weight-asian="normal" style:font-name-complex="HG Mincho Light J" style:font-size-complex="44pt" style:font-style-complex="normal" style:font-weight-complex="normal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liederung_20_1" style:display-name="Gliederung 1" style:family="paragraph">
      <style:paragraph-properties fo:margin-left="0.947cm" fo:margin-right="0cm" fo:margin-top="0.282cm" fo:margin-bottom="0cm" fo:line-height="95%" fo:text-align="start" style:justify-single-word="false" fo:text-indent="0cm" style:auto-text-indent="false" style:text-autospace="none">
        <style:tab-stops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/>
    </style:style>
    <style:style style:name="Gliederung_20_2" style:display-name="Gliederung 2" style:family="paragraph" style:parent-style-name="Gliederung_20_1">
      <style:paragraph-properties fo:margin-left="2.058cm" fo:margin-right="0cm" fo:margin-top="0.245cm" fo:margin-bottom="0cm" fo:text-indent="0cm" style:auto-text-indent="false">
        <style:tab-stops>
          <style:tab-stop style:position="-1.623cm"/>
          <style:tab-stop style:position="-0.374cm"/>
          <style:tab-stop style:position="0.873cm"/>
          <style:tab-stop style:position="2.122cm"/>
          <style:tab-stop style:position="3.369cm"/>
          <style:tab-stop style:position="4.618cm"/>
          <style:tab-stop style:position="5.865cm"/>
          <style:tab-stop style:position="7.114cm"/>
          <style:tab-stop style:position="8.361cm"/>
          <style:tab-stop style:position="9.61cm"/>
          <style:tab-stop style:position="10.857cm"/>
          <style:tab-stop style:position="12.106cm"/>
          <style:tab-stop style:position="13.353cm"/>
          <style:tab-stop style:position="14.6cm"/>
          <style:tab-stop style:position="15.849cm"/>
          <style:tab-stop style:position="17.097cm"/>
          <style:tab-stop style:position="18.344cm"/>
          <style:tab-stop style:position="19.593cm"/>
          <style:tab-stop style:position="20.84cm"/>
          <style:tab-stop style:position="22.089cm"/>
        </style:tab-stops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175cm" fo:margin-right="0cm" fo:margin-top="0.212cm" fo:margin-bottom="0cm" fo:text-indent="0cm" style:auto-text-indent="false">
        <style:tab-stops>
          <style:tab-stop style:position="-2.607cm"/>
          <style:tab-stop style:position="-1.358cm"/>
          <style:tab-stop style:position="-0.111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445cm" fo:margin-right="0cm" fo:margin-top="0.176cm" fo:margin-bottom="0cm" fo:text-indent="0cm" style:auto-text-indent="false">
        <style:tab-stops>
          <style:tab-stop style:position="-3.898cm"/>
          <style:tab-stop style:position="-2.651cm"/>
          <style:tab-stop style:position="-1.402cm"/>
          <style:tab-stop style:position="-0.155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5.715cm" fo:margin-right="0cm" fo:text-indent="0cm" style:auto-text-indent="false">
        <style:tab-stops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reformatted" style:family="paragraph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size="8pt" style:font-name-asian="Arial1" style:font-size-asian="8pt" style:font-name-complex="Arial1" style:font-size-complex="8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size="8pt" style:font-name-asian="Arial1" style:font-size-asian="8pt" style:font-name-complex="Arial1" style:font-size-complex="8pt"/>
    </style:style>
    <style:style style:name="Sample" style:family="paragraph">
      <style:paragraph-properties style:text-autospace="none"/>
      <style:text-properties style:font-name="Courier New" style:font-name-asian="Courier New" style:font-name-complex="Courier New"/>
    </style:style>
    <style:style style:name="Strong" style:family="paragraph">
      <style:paragraph-properties style:text-autospace="none"/>
      <style:text-properties fo:font-weight="bold" style:font-weight-asian="bold" style:font-weight-complex="bold"/>
    </style:style>
    <style:style style:name="Typewriter" style:family="paragraph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" style:family="paragraph">
      <style:paragraph-properties style:text-autospace="none"/>
    </style:style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text-indent="0cm" style:auto-text-indent="false" style:text-autospace="none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Vorformatiert" style:family="paragraph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1" fo:font-size="8pt" style:font-name-asian="Arial1" style:font-size-asian="8pt" style:font-name-complex="Arial1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1" fo:font-size="8pt" style:font-name-asian="Arial1" style:font-size-asian="8pt" style:font-name-complex="Arial1" style:font-size-complex="8pt"/>
    </style:style>
    <style:style style:name="Beispiel" style:family="paragraph">
      <style:paragraph-properties style:text-autospace="none"/>
      <style:text-properties style:font-name="Courier New" style:font-name-asian="Courier New" style:font-name-complex="Courier New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j c</meta:initial-creator>
    <meta:creation-date>2008-02-20T17:43:10</meta:creation-date>
    <dc:creator>Ruth Schönbuchner</dc:creator>
    <dc:date>2010-11-26T13:24:54.56</dc:date>
    <dc:language>de-DE</dc:language>
    <meta:editing-cycles>27</meta:editing-cycles>
    <meta:editing-duration>PT03H31M51S</meta:editing-duration>
    <meta:document-statistic meta:table-count="0" meta:image-count="0" meta:object-count="0" meta:page-count="2" meta:paragraph-count="25" meta:word-count="286" meta:character-count="2324"/>
    <meta:user-defined meta:name="Info 1"/>
    <meta:user-defined meta:name="Info 2"/>
    <meta:user-defined meta:name="Info 3"/>
    <meta:user-defined meta:name="Info 4"/>
  </office:meta>
</office:document-meta>
</file>